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0.19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800080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No.</text:p>
          </table:table-cell>
          <table:table-cell table:style-name="ce2" office:value-type="string" calcext:value-type="string">
            <text:p>Word</text:p>
          </table:table-cell>
          <table:table-cell table:style-name="ce3" office:value-type="string" calcext:value-type="string">
            <text:p>Interpretatio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ccession</text:p>
          </table:table-cell>
          <table:table-cell office:value-type="string" calcext:value-type="string">
            <text:p>n. 1. acquisition of a position of rank or power.就任 (succession a new job) 2. a new item added to an existing collection 增加物 (succession: one more item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coustic</text:p>
          </table:table-cell>
          <table:table-cell office:value-type="string" calcext:value-type="string">
            <text:p>Adj. 1. relating to sound or the sense of hearing 和声音有关的 (a-cou-stic, a cool stick, relating to sound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ept</text:p>
          </table:table-cell>
          <table:table-cell office:value-type="string" calcext:value-type="string">
            <text:p>adj. Be adept in/at == be good at, adapt to change, adopt an orph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n. the arrival of a notable person or thing. (ad-vent, ads come through a vent, something arrives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erial</text:p>
          </table:table-cell>
          <table:table-cell office:value-type="string" calcext:value-type="string">
            <text:p>n. antenna adj. existing, happening, or operating in the air. (ae-rial, &lt;globe&gt;-real, something relating to air) e.g. aerial vis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ide</text:p>
          </table:table-cell>
          <table:table-cell office:value-type="string" calcext:value-type="string">
            <text:p>n. ai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kin</text:p>
          </table:table-cell>
          <table:table-cell office:value-type="string" calcext:value-type="string">
            <text:p>adj. Alik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loft</text:p>
          </table:table-cell>
          <table:table-cell office:value-type="string" calcext:value-type="string">
            <text:p>adv. (Floating in the air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mass</text:p>
          </table:table-cell>
          <table:table-cell office:value-type="string" calcext:value-type="string">
            <text:p>vt. (a-mass, accumulate mass ==&gt; accumulate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miable</text:p>
          </table:table-cell>
          <table:table-cell office:value-type="string" calcext:value-type="string">
            <text:p>adj. having or displaying a friendly and pleasant manner. (ami-able, amy-ish ==&gt; Amy likes you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mple</text:p>
          </table:table-cell>
          <table:table-cell office:value-type="string" calcext:value-type="string">
            <text:p>adj. Plentiful (maple leaves =&gt; ample space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ntiquity</text:p>
          </table:table-cell>
          <table:table-cell office:value-type="string" calcext:value-type="string">
            <text:p>n. antique(old time) related. 古代，古迹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ppraise</text:p>
          </table:table-cell>
          <table:table-cell office:value-type="string" calcext:value-type="string">
            <text:p>vt. (all praise sth ==&gt; 估价，鉴定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rdent</text:p>
          </table:table-cell>
          <table:table-cell office:value-type="string" calcext:value-type="string">
            <text:p>adj. (ar-dent =&gt; heartent =&gt; 满心充盈 =&gt; 热心的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rid</text:p>
          </table:table-cell>
          <table:table-cell office:value-type="string" calcext:value-type="string">
            <text:p>adj. (a-rid, A Rid, a reaping day but nothing generated =&gt; 干旱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ristocrat</text:p>
          </table:table-cell>
          <table:table-cell office:value-type="string" calcext:value-type="string">
            <text:p>n. a-ris-to-crat (A member of the “Crat” family) 贵族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rtery</text:p>
          </table:table-cell>
          <table:table-cell office:value-type="string" calcext:value-type="string">
            <text:p>n. art-ery (巨大的动脉画像, 动脉/主干道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rtful</text:p>
          </table:table-cell>
          <table:table-cell office:value-type="string" calcext:value-type="string">
            <text:p>adj. Crafty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ssorted</text:p>
          </table:table-cell>
          <table:table-cell office:value-type="string" calcext:value-type="string">
            <text:p>adj. assorted, as sorted =&gt; (什锦的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ugment</text:p>
          </table:table-cell>
          <table:table-cell office:value-type="string" calcext:value-type="string">
            <text:p>v. increase (augmentation is a rapid increase in ability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ustere</text:p>
          </table:table-cell>
          <table:table-cell office:value-type="string" calcext:value-type="string">
            <text:p>adj. (aus-tere =&gt; ours are bare =&gt; bare 朴实无华，无修饰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ale</text:p>
          </table:table-cell>
          <table:table-cell office:value-type="string" calcext:value-type="string">
            <text:p>n. a bale of hay (一捆柴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arley</text:p>
          </table:table-cell>
          <table:table-cell office:value-type="string" calcext:value-type="string">
            <text:p>n. bar-ley (ley served in bars, barley, 大麦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arrack</text:p>
          </table:table-cell>
          <table:table-cell office:value-type="string" calcext:value-type="string">
            <text:p>v. 起哄 n. 军营 (barrack in a racking bar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earing</text:p>
          </table:table-cell>
          <table:table-cell office:value-type="string" calcext:value-type="string">
            <text:p>n. conduct, ~ on/upon 关系, (bear the weight)轴承, (bear the pain)生育/结果,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ellow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4T21:41:09.025360113</meta:creation-date>
    <meta:generator>LibreOffice/7.4.6.2$Linux_X86_64 LibreOffice_project/40$Build-2</meta:generator>
    <dc:date>2023-04-14T22:58:59.465368968</dc:date>
    <meta:editing-duration>PT1H17M26S</meta:editing-duration>
    <meta:editing-cycles>52</meta:editing-cycles>
    <meta:document-statistic meta:table-count="1" meta:cell-count="104" meta:object-count="0"/>
  </office:meta>
</office:document-meta>
</file>